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4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PCB_v2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3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3" office:value-type="string" calcext:value-type="string">
            <text:p>Value</text:p>
          </table:table-cell>
          <table:table-cell office:value-type="string" calcext:value-type="string">
            <text:p>Mouser Partnumber</text:p>
          </table:table-cell>
          <table:table-cell office:value-type="string" calcext:value-type="string">
            <text:p>Mouser Alternativ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style-name="Default" office:value-type="string" calcext:value-type="string">
            <text:p>C1, C3, C4, C2, C8, C12, C19, C21, C27, C26, C28, C30, C29, C32, C35, C39, C41, C36, C38, C45, C44, C46, C43, C42, C51, C49, C48, 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100n</text:p>
          </table:table-cell>
          <table:table-cell office:value-type="string" calcext:value-type="string">
            <text:p>603-CC805KRX7R9BB10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5, C10, C11, C9, C20, C25, C37, 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22u</text:p>
          </table:table-cell>
          <table:table-cell office:value-type="string" calcext:value-type="string">
            <text:p>963-LMK212BBJ226MG-T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6, C13, C22, C33, 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560u</text:p>
          </table:table-cell>
          <table:table-cell office:value-type="string" calcext:value-type="string">
            <text:p>647-UCM1V561MNL1GS 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7, C50, 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0u</text:p>
          </table:table-cell>
          <table:table-cell office:value-type="string" calcext:value-type="string">
            <text:p>GRM21BC8YA106ME11L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14, C15, C17, C18, C16, C23, C24, 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1n</text:p>
          </table:table-cell>
          <table:table-cell office:value-type="string" calcext:value-type="string">
            <text:p>710-88501220703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1, C40, 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.2u</text:p>
          </table:table-cell>
          <table:table-cell office:value-type="string" calcext:value-type="string">
            <text:p>963-LMK212BJ225KG-T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n/2000V</text:p>
          </table:table-cell>
          <table:table-cell office:value-type="string" calcext:value-type="string">
            <text:p>605-202R18W102KV4E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47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n</text:p>
          </table:table-cell>
          <table:table-cell office:value-type="string" calcext:value-type="string">
            <text:p>603-CC805KRX7R9BB103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ED/blue</text:p>
          </table:table-cell>
          <table:table-cell office:value-type="string" calcext:value-type="string">
            <text:p>710-150080BS75000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710-150080VS75000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ED/green</text:p>
          </table:table-cell>
          <table:table-cell office:value-type="string" calcext:value-type="string">
            <text:p>710-150080RS75000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7, D8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750-ACDBS140-HF</text:p>
          </table:table-cell>
          <table:table-cell office:value-type="string" calcext:value-type="string">
            <text:p>478-7800-1-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863-BAT54CLT1G</text:p>
          </table:table-cell>
          <table:table-cell/>
          <table:table-cell office:value-type="string" calcext:value-type="string">
            <text:p>BAT54CFSCT-ND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schottky barrier diode, common cath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/slow</text:p>
          </table:table-cell>
          <table:table-cell office:value-type="string" calcext:value-type="string">
            <text:p>693-3413.0329.22</text:p>
          </table:table-cell>
          <table:table-cell/>
          <table:table-cell office:value-type="string" calcext:value-type="string">
            <text:p>486-1687-1-N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Cs_own:Fuse_1206_3216Metric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/2A</text:p>
          </table:table-cell>
          <table:table-cell office:value-type="string" calcext:value-type="string">
            <text:p>571-1-1624117-7</text:p>
          </table:table-cell>
          <table:table-cell/>
          <table:table-cell office:value-type="string" calcext:value-type="string">
            <text:p>A102078CT-N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512-FXL6408UMX</text:p>
          </table:table-cell>
          <table:table-cell/>
          <table:table-cell office:value-type="string" calcext:value-type="string">
            <text:p>FXL6408UMXCT-ND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ICs_own:QFN40P180X260X55-16N</text:p>
          </table:table-cell>
          <table:table-cell office:value-type="string" calcext:value-type="string">
            <text:p>Fully Configurable 8-Bit I2C-Controlled GPIO Expander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579-ATA6561-GAQW-N</text:p>
          </table:table-cell>
          <table:table-cell/>
          <table:table-cell office:value-type="string" calcext:value-type="string">
            <text:p>ATA6561-GBQW-NCT-ND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ICs_own:SOIC127P600X175-8N</text:p>
          </table:table-cell>
          <table:table-cell office:value-type="string" calcext:value-type="string">
            <text:p>MICROCHIP - ATA6561-GAQW-N - CAN TRANSCEIVER, 5MBPS, -40 TO 150DEG C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968-ICL3221EIVZ</text:p>
          </table:table-cell>
          <table:table-cell/>
          <table:table-cell office:value-type="string" calcext:value-type="string">
            <text:p>ICL3221EIVZ-ND</text:p>
          </table:table-cell>
          <table:table-cell office:value-type="string" calcext:value-type="string">
            <text:p>ICL3221EIVZ-ND </text:p>
          </table:table-cell>
          <table:table-cell office:value-type="string" calcext:value-type="string">
            <text:p>ICs_own: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651-1814883</text:p>
          </table:table-cell>
          <table:table-cell/>
          <table:table-cell office:value-type="string" calcext:value-type="string">
            <text:p>277-9960-1-ND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Connector_own:18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651-1814896</text:p>
          </table:table-cell>
          <table:table-cell/>
          <table:table-cell office:value-type="string" calcext:value-type="string">
            <text:p>277-9961-1-ND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Connector_own:181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651-1836366 </text:p>
          </table:table-cell>
          <table:table-cell/>
          <table:table-cell office:value-type="string" calcext:value-type="string">
            <text:p>277-16334-ND</text:p>
          </table:table-cell>
          <table:table-cell office:value-type="string" calcext:value-type="string">
            <text:p>277-16334-ND </text:p>
          </table:table-cell>
          <table:table-cell office:value-type="string" calcext:value-type="string">
            <text:p>Connector_own:18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651-1814870</text:p>
          </table:table-cell>
          <table:table-cell/>
          <table:table-cell office:value-type="string" calcext:value-type="string">
            <text:p>277-9959-1-ND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Connector_own:181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649-68016-404HLF</text:p>
          </table:table-cell>
          <table:table-cell table:number-columns-repeated="2"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855-M20-9770446 </text:p>
          </table:table-cell>
          <table:table-cell table:number-columns-repeated="2"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 table:number-columns-repeated="2"/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649-68021-404HLF</text:p>
          </table:table-cell>
          <table:table-cell table:number-columns-repeated="2"/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Horizont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474-PRT-14417</text:p>
          </table:table-cell>
          <table:table-cell/>
          <table:table-cell office:value-type="string" calcext:value-type="string">
            <text:p>455-1804-1-ND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_own:JST_SH_SM04B-SRSS-TB_1x04-1MP_P1.00mm_Horizontal</text:p>
          </table:table-cell>
          <table:table-cell office:value-type="string" calcext:value-type="string">
            <text:p>JST (JAPAN SOLDERLESS TERMINALS) - SM04B-SRSS-TB(LF)(SN) - CONNECTOR, HEADER, SMT, R/A, 1MM, 4WAY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538-105017-0001</text:p>
          </table:table-cell>
          <table:table-cell/>
          <table:table-cell office:value-type="string" calcext:value-type="string">
            <text:p>WM1399CT-ND 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own:USB_Micro-B_Molex-105017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523-RJMG1BD3B8K1ANR </text:p>
          </table:table-cell>
          <table:table-cell/>
          <table:table-cell office:value-type="string" calcext:value-type="string">
            <text:p>RJMG1BD3B8K1ANR-ND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own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649-LD09P33E4GV00LF </text:p>
          </table:table-cell>
          <table:table-cell/>
          <table:table-cell office:value-type="string" calcext:value-type="string">
            <text:p>609-5186-ND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own:LD09P33E4GV00LF</text:p>
          </table:table-cell>
          <table:table-cell office:value-type="string" calcext:value-type="string">
            <text:p>9-pin 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651-1814841</text:p>
          </table:table-cell>
          <table:table-cell/>
          <table:table-cell office:value-type="string" calcext:value-type="string">
            <text:p>277-9956-1-ND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Connector_own:181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K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769-CP1SA-12V-Z</text:p>
          </table:table-cell>
          <table:table-cell/>
          <table:table-cell office:value-type="string" calcext:value-type="string">
            <text:p>255-3417-1-ND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Relay_own:CP1SA12VZ</text:p>
          </table:table-cell>
          <table:table-cell office:value-type="string" calcext:value-type="string">
            <text:p>PANASONIC ELECTRIC WORKS - CP1SA-12V-Z - RELAY, AUTOMOTIVE, SPDT, 14VDC, 20A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490-V78E05-1000SMTTR</text:p>
          </table:table-cell>
          <table:table-cell/>
          <table:table-cell office:value-type="string" calcext:value-type="string">
            <text:p>102-5033-1-ND 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ICs_own:SOP254P1140X825-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771-BC817-40-T/R</text:p>
          </table:table-cell>
          <table:table-cell/>
          <table:table-cell office:value-type="string" calcext:value-type="string">
            <text:p>1727-2919-1-ND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ICs_own:SOT95P230X110-3N</text:p>
          </table:table-cell>
          <table:table-cell office:value-type="string" calcext:value-type="string">
            <text:p>BC817; BC817W; BC337 - 45 V, 500 mA NPN general-purpose transistors</text:p>
          </table:table-cell>
          <table:table-cell/>
        </table:table-row>
        <table:table-row table:style-name="ro1">
          <table:table-cell table:style-name="Default" office:value-type="string" calcext:value-type="string">
            <text:p>R1, R25, R33, R39, R38, R41, 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52-CR0805FX-1200ELF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, R17, </text:p>
          </table:table-cell>
          <table:table-cell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71-CRCW0805620RFKEAC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0, R6, R18, R20, R24, R23, R22, R31, R3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47K0FKEAC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1, R12, R13, R7, R8, R9, R36, R37, R4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1K00FKEAC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4, R26, R27, R30, R29, R43, R50, R51, R52, R5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603-RC0805FR-072K4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2, R16, R15, R54, 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3-RC0805FR-0724R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9, R21, R32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71-CRCW080512K1FKEAC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652-CR0805JW-224ELF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652-CR0805FX-2212ELF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2, R44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-RC0805JR-070R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5, R46, R47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71-CRCW080549R9FKEAC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11-PTS645SM43SMTR92</text:p>
          </table:table-cell>
          <table:table-cell/>
          <table:table-cell office:value-type="string" calcext:value-type="string">
            <text:p>CKN9112CT-ND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356-ESP-WROOM-32</text:p>
          </table:table-cell>
          <table:table-cell/>
          <table:table-cell office:value-type="string" calcext:value-type="string">
            <text:p>1904-1023-1-ND 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/>
          <table:table-cell office:value-type="string" calcext:value-type="string">
            <text:p>AZ1117EH-3.3TRG1DICT-ND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U5, U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/>
          <table:table-cell table:number-columns-repeated="2" office:value-type="string" calcext:value-type="string">
            <text:p>497-17630-1-ND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/>
          <table:table-cell office:value-type="string" calcext:value-type="string">
            <text:p>296-38849-1-ND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595-PCA9306DCTR</text:p>
          </table:table-cell>
          <table:table-cell/>
          <table:table-cell office:value-type="string" calcext:value-type="string">
            <text:p>296-18509-1-ND 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595-TPD3E001DRLR</text:p>
          </table:table-cell>
          <table:table-cell/>
          <table:table-cell office:value-type="string" calcext:value-type="string">
            <text:p>296-21885-1-ND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 Low-Capacitance 3-Channel ESD-Protection for High-Speed Data Interface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634-CP02NA01GQFN24R</text:p>
          </table:table-cell>
          <table:table-cell/>
          <table:table-cell table:number-columns-repeated="2" office:value-type="string" calcext:value-type="string">
            <text:p>336-5887-ND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863-NUD3124LT1G</text:p>
          </table:table-cell>
          <table:table-cell/>
          <table:table-cell office:value-type="string" calcext:value-type="string">
            <text:p>NUD3124LT1GOSCT-ND 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ICs_own:SOT95P237X100-3N</text:p>
          </table:table-cell>
          <table:table-cell office:value-type="string" calcext:value-type="string">
            <text:p>ON Semiconductor NUD3124LT1G, MOSFET Power Driver, 150mA, 3-Pin SOT-23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TRABC</text:p>
          </table:table-cell>
          <table:table-cell/>
          <table:table-cell office:value-type="string" calcext:value-type="string">
            <text:p>LAN8720A-CP-TR-ABCCT-ND 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</text:p>
          </table:table-cell>
          <table:table-cell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511-LSM9DS1TR</text:p>
          </table:table-cell>
          <table:table-cell/>
          <table:table-cell office:value-type="string" calcext:value-type="string">
            <text:p>497-14946-1-ND 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 office:value-type="string" calcext:value-type="string">
            <text:p>I2C SPI 9 axis IMU accelerometer gyroscope magnetometer</text:p>
          </table:table-cell>
          <table:table-cell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mainPCB_v2.A1:mainPCB_v2.J59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.00.0000</text:date>, <text:time style:data-style-name="N2" text:time-value="09:17:38.5674663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6T09:19:47.690212614</dc:date>
    <meta:editing-duration>PT5H50M24S</meta:editing-duration>
    <meta:editing-cycles>22</meta:editing-cycles>
    <meta:generator>LibreOffice/6.0.7.3$Linux_X86_64 LibreOffice_project/00m0$Build-3</meta:generator>
    <meta:document-statistic meta:table-count="1" meta:cell-count="427" meta:object-count="0"/>
  </office:meta>
</office:document-meta>
</file>